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normal" fo:font-family="'Verdana, Verdana'" style:font-family-asian="'Verdana, Verdana'" style:font-family-complex="'Verdana, Verdana'" fo:background-color="transparent" fo:color="#000000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normal" fo:font-family="'Verdana, Verdana'" style:font-family-asian="'Verdana, Verdana'" style:font-family-complex="'Verdana, Verdana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normal" fo:font-family="'Verdana, Verdana'" style:font-family-asian="'Verdana, Verdana'" style:font-family-complex="'Verdana, Verdana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Verdana, Verdana'" style:font-family-asian="'Verdana, Verdana'" style:font-family-complex="'Verdana, Verdana'" fo:background-color="transparent" fo:color="#000000"/>
    </style:style>
    <style:style style:name="T56" style:family="text">
      <style:text-properties fo:font-size="12.00pt" fo:font-weight="normal" fo:font-family="'Verdana, Verdana'" style:font-family-asian="'Verdana, Verdana'" style:font-family-complex="'Verdana, Verdana'" fo:background-color="transparent" fo:color="#000000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center" fo:margin-left="36.00pt" fo:text-indent="0.00pt" fo:margin-bottom="6.00pt"/>
    </style:style>
    <style:style style:name="P3" style:family="paragraph">
      <style:paragraph-properties fo:line-height="100.00%" fo:text-align="left" fo:margin-top="6.00pt" fo:margin-bottom="3.00pt"/>
    </style:style>
    <style:style style:name="P4" style:family="paragraph">
      <style:paragraph-properties fo:line-height="100.00%" fo:text-align="left" fo:margin-left="36.00pt" fo:text-indent="0.00pt" fo:margin-bottom="6.00pt"/>
    </style:style>
    <style:style style:name="P5" style:family="paragraph">
      <style:paragraph-properties fo:line-height="100.00%" fo:text-align="left" fo:margin-top="6.00pt" fo:margin-bottom="3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6.00pt" fo:margin-bottom="3.00pt"/>
    </style:style>
    <style:style style:name="P8" style:family="paragraph">
      <style:paragraph-properties fo:line-height="100.00%" fo:text-align="left" fo:margin-left="36.00pt" fo:text-indent="0.00pt" fo:margin-bottom="6.00pt"/>
    </style:style>
    <style:style style:name="P9" style:family="paragraph">
      <style:paragraph-properties fo:line-height="100.00%" fo:text-align="left" fo:margin-top="6.00pt" fo:margin-bottom="3.00pt"/>
    </style:style>
    <style:style style:name="P10" style:family="paragraph">
      <style:paragraph-properties fo:line-height="100.00%" fo:text-align="left" fo:margin-left="38.25pt" fo:text-indent="-18.00pt" fo:margin-bottom="6.00pt"/>
    </style:style>
    <style:style style:name="P11" style:family="paragraph">
      <style:paragraph-properties fo:line-height="100.00%" fo:text-align="left" fo:margin-left="52.50pt" fo:text-indent="0.00pt" fo:margin-bottom="6.00pt"/>
    </style: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left" fo:margin-left="52.50pt" fo:text-indent="0.00pt" fo:margin-bottom="6.00pt"/>
    </style:style>
    <style:style style:name="P14" style:family="paragraph">
      <style:paragraph-properties fo:line-height="100.00%" fo:text-align="left" fo:margin-bottom="6.00pt"/>
    </style:style>
    <style:style style:name="P15" style:family="paragraph">
      <style:paragraph-properties fo:line-height="100.00%" fo:text-align="left" fo:margin-left="51.65pt" fo:text-indent="0.00pt" fo:margin-bottom="6.00pt"/>
    </style:style>
    <style:style style:name="P16" style:family="paragraph">
      <style:paragraph-properties fo:line-height="100.00%" fo:text-align="left" fo:margin-bottom="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left" fo:margin-left="70.85pt" fo:text-indent="0.00pt" fo:margin-bottom="6.00pt"/>
    </style:style>
    <style:style style:name="P20" style:family="paragraph">
      <style:paragraph-properties fo:line-height="100.00%" fo:text-align="left" fo:margin-left="70.85pt" fo:text-indent="0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70.85pt" fo:text-indent="0.00pt"/>
    </style:style>
    <style:style style:name="P23" style:family="paragraph">
      <style:paragraph-properties fo:line-height="100.00%" fo:text-align="left" fo:margin-left="70.85pt" fo:text-indent="0.00pt" fo:margin-bottom="6.00pt"/>
    </style:style>
    <style:style style:name="P24" style:family="paragraph">
      <style:paragraph-properties fo:line-height="100.00%" fo:text-align="justify" fo:margin-left="51.65pt" fo:text-indent="0.00pt" fo:margin-bottom="6.00pt"/>
    </style:style>
    <style:style style:name="P25" style:family="paragraph">
      <style:paragraph-properties fo:line-height="100.00%" fo:text-align="justify" fo:margin-left="52.50pt" fo:text-indent="0.00pt" fo:margin-bottom="6.00pt"/>
    </style:style>
    <style:style style:name="P26" style:family="paragraph">
      <style:paragraph-properties fo:line-height="100.00%" fo:text-align="left" fo:margin-bottom="6.00pt"/>
    </style:style>
    <style:style style:name="P27" style:family="paragraph">
      <style:paragraph-properties fo:line-height="100.00%" fo:text-align="left" fo:margin-top="6.00pt" fo:margin-bottom="3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 fo:margin-left="50.25pt" fo:text-indent="0.00pt" fo:margin-bottom="6.00pt"/>
    </style:style>
    <style:style style:name="P30" style:family="paragraph">
      <style:paragraph-properties fo:line-height="100.00%" fo:text-align="justify" fo:margin-left="35.40pt" fo:text-indent="35.40pt" fo:margin-bottom="6.00pt"/>
    </style:style>
    <text:list-style style:name="L31">
      <text:list-level-style-bullet text:level="1" text:bullet-char="•">
        <style:list-level-properties text:space-before="71.25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top="6.00pt" fo:margin-bottom="3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top="6.00pt" fo:margin-bottom="3.00pt"/>
    </style:style>
    <style:style style:name="P36" style:family="paragraph">
      <style:paragraph-properties fo:line-height="100.00%" fo:text-align="justify" fo:margin-bottom="6.00pt"/>
    </style:style>
    <style:style style:name="P37" style:family="paragraph">
      <style:paragraph-properties fo:line-height="100.00%" fo:text-align="left"/>
    </style:style>
  </office:automatic-styles>
  <office:body>
    <office:text>
      <text:p text:style-name="P1"><text:span text:style-name="T1">Memória Virtual<text:line-break/>Caso de uso: CadastrarInstituição</text:span></text:p>
      <text:p text:style-name="P2"><text:span text:style-name="T2"/></text:p>
      <text:p text:style-name="P3"><text:span text:style-name="T3">Breve Descrição</text:span></text:p>
      <text:p text:style-name="P4"><text:span text:style-name="T4">Esse caso de uso permite que o Administrador crie o cadastro de uma instituição no sistema. Uma instituição cadastrada pode possuir uma ou mais imagens associadas.</text:span></text:p>
      <text:p text:style-name="P5"><text:span text:style-name="T5">Breve Descrição dos Atores</text:span></text:p>
      <text:p text:style-name="P6"><text:span text:style-name="T6"><text:tab/>- Administrador (do Sistema): Cadastra, exclui e altera os dados de qualquer <text:tab/>instituição.</text:span></text:p>
      <text:p text:style-name="P7"><text:span text:style-name="T7">Pré-condições</text:span></text:p>
      <text:p text:style-name="P8"><text:span text:style-name="T8">- O usuário está logado no sistema.</text:span></text:p>
      <text:p text:style-name="P9"><text:span text:style-name="T9">Fluxo Básico de Eventos</text:span></text:p>
      <text:p text:style-name="P10"><text:span text:style-name="T10">1. O Administrador seleciona a opção “Cadastrar Instituição” e o sistema exibe uma tela com os seguintes campos editáveis e opções:</text:span></text:p>
      <text:p text:style-name="P11"><text:span text:style-name="T10"><text:s/><text:tab/>- campo “Nome da Instituição”, preenchimento obrigatório;</text:span></text:p>
      <text:p text:style-name="P12"><text:span text:style-name="T10"><text:s/><text:tab/><text:tab/>-<text:s text:c="2"/>campo "Município”;</text:span></text:p>
      <text:p text:style-name="P13"><text:span text:style-name="T10"><text:s/><text:tab/>- campo “Localidade”;</text:span></text:p>
      <text:p text:style-name="P14"><text:span text:style-name="T10"><text:s/><text:tab/><text:tab/>- campo “Estado” no formato: XX;</text:span></text:p>
      <text:p text:style-name="P14"><text:span text:style-name="T10"><text:tab/><text:tab/>- campo “País”;</text:span></text:p>
      <text:p text:style-name="P15"><text:span text:style-name="T10"><text:s/><text:tab/>- campo “Endereço Completo” (Logradouro, Número, Complemento);</text:span></text:p>
      <text:p text:style-name="P15"><text:span text:style-name="T10"><text:s/><text:tab/>- campo “CEP” ;</text:span></text:p>
      <text:p text:style-name="P15"><text:span text:style-name="T10"><text:s text:c="6"/>- campo “Caixa Postal” ; no formato “12345” (cinco números para código do Brasil) ou “123” (três números para código Internacional)</text:span></text:p>
      <text:p text:style-name="P15"><text:span text:style-name="T10"><text:s/><text:tab/>- campo “Telefone(s)/Fax”<text:s/></text:span><text:span text:style-name="T11">; no formato:<text:s/></text:span><text:span text:style-name="T12">(DD)12345-1234 ou (DD)1234-1234</text:span></text:p>
      <text:p text:style-name="P16"><text:span text:style-name="T13"><text:s/><text:tab/><text:tab/>- campo “Email”, com verificação de e-mail válido.</text:span></text:p>
      <text:p text:style-name="P16"><text:span text:style-name="T13"><text:s/><text:tab/><text:tab/>- campo “URL”</text:span></text:p>
      <text:p text:style-name="P16"><text:span text:style-name="T13"><text:s/><text:tab/><text:tab/>- campo “Identificação do Proprietário”</text:span></text:p>
      <text:p text:style-name="P16"><text:span text:style-name="T13"><text:s/><text:tab/><text:tab/>- campo “Administrador da Propriedade”</text:span></text:p>
      <text:p text:style-name="P16"><text:span text:style-name="T13"><text:tab/><text:tab/>- campo “Coordenadas Geográficas”</text:span></text:p>
      <text:p text:style-name="P17"><text:span text:style-name="T13"><text:s/><text:tab/>-Latitude<text:tab/>Variando entre -180 e 180, com até 6 casas decimais<text:s text:c="13"/><text:tab/>-Longitude<text:tab/></text:span><text:span text:style-name="T14">Variando entre -90 e 90, com até 6 casas decimais<text:s/></text:span><text:span text:style-name="T15"/></text:p>
      <text:p text:style-name="P18"><text:span text:style-name="T15"><text:s/><text:tab/>-Altitude<text:tab/>Variando entre 0 e 8848, valores inteiros</text:span></text:p>
      <text:p text:style-name="P19"><text:span text:style-name="T15">- campo “Tipo de Propriedade” -<text:s text:c="2"/>Campo em ordem alfabética, auto</text:span><text:span text:style-name="T16">- <text:tab/> <text:tab/>completável,</text:span><text:span text:style-name="T17"><text:s/>com a lista apresentada a seguir:</text:span></text:p>
      <text:p text:style-name="P20"><text:span text:style-name="T17"><text:tab/> <text:tab/>- Pública</text:span></text:p>
      <text:p text:style-name="P20"><text:span text:style-name="T17"><text:tab/><text:tab/>- Privada</text:span></text:p>
      <text:p text:style-name="P20"><text:span text:style-name="T17"><text:tab/><text:tab/>- Mista</text:span></text:p>
      <text:p text:style-name="P20"><text:span text:style-name="T17"><text:tab/><text:tab/>- Outra</text:span></text:p>
      <text:p text:style-name="P20"><text:span text:style-name="T18"/></text:p>
      <text:p text:style-name="P21"><text:span text:style-name="T19">- campo “Proteção Existente”: Campo em ordem alfabética, auto</text:span><text:span text:style-name="T20">- <text:tab/> <text:tab/>completável,</text:span><text:span text:style-name="T21"><text:s/>com a lista apresentada a seguir:</text:span></text:p>
      <text:p text:style-name="P21"><text:span text:style-name="T21"><text:tab/> <text:tab/>-Patrimônio Mundial</text:span></text:p>
      <text:p text:style-name="P21"><text:span text:style-name="T21"><text:tab/><text:tab/>-Federal/ Individual</text:span></text:p>
      <text:p text:style-name="P21"><text:span text:style-name="T21"><text:tab/><text:tab/>-Federal/ Conjunto</text:span></text:p>
      <text:p text:style-name="P21"><text:span text:style-name="T21"><text:tab/><text:tab/><text:tab/>-Estadual/ Individual</text:span></text:p>
      <text:p text:style-name="P21"><text:span text:style-name="T21"><text:tab/><text:tab/><text:tab/>-Estadual/ Conjunto</text:span></text:p>
      <text:p text:style-name="P21"><text:span text:style-name="T21"><text:tab/><text:tab/><text:tab/>-Municipal/ Individual</text:span></text:p>
      <text:p text:style-name="P21"><text:span text:style-name="T21"><text:tab/><text:tab/><text:tab/>-Municipal/ Conjunto</text:span></text:p>
      <text:p text:style-name="P21"><text:span text:style-name="T21"><text:tab/><text:tab/><text:tab/>-Decreto Juridico</text:span></text:p>
      <text:p text:style-name="P21"><text:span text:style-name="T21"><text:tab/><text:tab/><text:tab/>-Entorno de Bem Protegido</text:span></text:p>
      <text:p text:style-name="P21"><text:span text:style-name="T21"><text:tab/><text:tab/><text:tab/>-Nenhuma</text:span></text:p>
      <text:p text:style-name="P21"><text:span text:style-name="T22"/></text:p>
      <text:p text:style-name="P21"><text:span text:style-name="T23"><text:tab/><text:tab/>-campo “Tipo/ Legislação Incidente”: Campo Editável</text:span></text:p>
      <text:p text:style-name="P21"><text:span text:style-name="T24"/></text:p>
      <text:p text:style-name="P22"><text:span text:style-name="T25">-campo “Imagens” :</text:span></text:p>
      <text:p text:style-name="P22"><text:span text:style-name="T25"><text:tab/><text:tab/>-campo para buscar arquivos de imagem para upload e botão para <text:tab/><text:tab/> <text:tab/>busca.</text:span></text:p>
      <text:p text:style-name="P22"><text:span text:style-name="T25"><text:tab/><text:tab/>-link “Adicionar nova Imagem” caso o usuário queira fazer upload <text:tab/><text:tab/>de mais de uma imagem.</text:span></text:p>
      <text:p text:style-name="P22"><text:span text:style-name="T25"><text:tab/><text:tab/>- opção para deletar imagem.</text:span></text:p>
      <text:p text:style-name="P22"><text:span text:style-name="T26"/></text:p>
      <text:p text:style-name="P22"><text:span text:style-name="T27">- campo “Síntese Histórica” Campo Editável do tipo CLOB para Incluir dados sobre a formação da Fazenda, principais atividades econômicas, dados de compra e venda, dados de formação, da ocupação humana e da situação das terras, anteriores à sua formação.</text:span></text:p>
      <text:p text:style-name="P22"><text:span text:style-name="T28"/></text:p>
      <text:p text:style-name="P23"><text:span text:style-name="T29"><text:tab/>- campo “Revisão” do tipo “checkbox”. Esse campo deve ser marcado caso seja necessária revisão para liberar a catalogação.</text:span></text:p>
      <text:p text:style-name="P24"><text:span text:style-name="T29"><text:s/><text:tab/>- botão “Salvar” para salvar os dados no sistema;</text:span></text:p>
      <text:p text:style-name="P25"><text:span text:style-name="T29"><text:s/><text:tab/>- botão “Cancelar” para sair da opção de cadastrar uma Instituição no <text:tab/>sistema.</text:span></text:p>
      <text:p text:style-name="P26"><text:span text:style-name="T29"><text:s/><text:tab/>2. Após preencher todos os dados obrigatórios o usuário confirma a operação, <text:tab/>selecionando a opção “Salvar”;</text:span></text:p>
      <text:p text:style-name="P26"><text:span text:style-name="T29"><text:s/><text:tab/>3. O sistema valida o cadastramento e exibe a mensagem “Cadastro Concluído <text:tab/>com Sucesso”;</text:span></text:p>
      <text:p text:style-name="P26"><text:span text:style-name="T30"><text:s/></text:span><text:span text:style-name="T31"><text:tab/>4. O caso de uso é encerrado.</text:span></text:p>
      <text:p text:style-name="P26"><text:span text:style-name="T32"/></text:p>
      <text:p text:style-name="P27"><text:span text:style-name="T33">Fluxos Alternativos</text:span></text:p>
      <text:p text:style-name="P28"><text:span text:style-name="T34">Fluxo Alternativo 1</text:span></text:p>
      <text:p text:style-name="P28"><text:span text:style-name="T35"><text:tab/>Se no<text:s/></text:span><text:span text:style-name="T36">Fluxo Básico</text:span><text:span text:style-name="T37"><text:s/>a qualquer momento o usuário selecionar a opção “Cancelar” <text:tab/>O sistema retorna à página inicial e</text:span><text:span text:style-name="T38"><text:s/></text:span><text:span text:style-name="T39">o caso de uso termina.</text:span></text:p>
      <text:p text:style-name="P28"><text:span text:style-name="T40"/></text:p>
      <text:p text:style-name="P28"><text:span text:style-name="T41">Fluxo Alternativo 2</text:span></text:p>
      <text:p text:style-name="P28"><text:span text:style-name="T42"><text:tab/></text:span><text:span text:style-name="T43">Se no passo 2 do<text:s/></text:span><text:span text:style-name="T44">Fluxo Básico<text:s/></text:span><text:span text:style-name="T45">o Administrador clica em "Salvar” sem ter <text:tab/>preenchido todos os campos obrigatórios, então:</text:span></text:p>
      <text:p text:style-name="P29"><text:span text:style-name="T45"><text:s/>1.<text:s text:c="2"/>O sistema exibe a mensagem:</text:span></text:p>
      <text:p text:style-name="P30"><text:span text:style-name="T45">a. “O campo &lt;nome do campo&gt; não foi preenchido”;</text:span></text:p>
      <text:list text:style-name="L31">
        <text:list-item>
          <text:p text:style-name="P31"><text:span text:style-name="T45">O caso de uso retorna ao passo 1 do fluxo básico.</text:span></text:p>
        </text:list-item>
      </text:list>
      <text:p text:style-name="P32"><text:span text:style-name="T46"/></text:p>
      <text:p text:style-name="P33"><text:span text:style-name="T47">Pós-Condições</text:span></text:p>
      <text:p text:style-name="P34"><text:span text:style-name="T48"><text:tab/></text:span><text:span text:style-name="T49">Fluxo Básico: Uma nova Instituição está cadastrada no sistema.</text:span></text:p>
      <text:p text:style-name="P34"><text:span text:style-name="T49"><text:tab/>Fluxo Alternativo 1: Não ocorre alteração na base de dados do sistema.</text:span></text:p>
      <text:p text:style-name="P34"><text:span text:style-name="T49"><text:tab/>Fluxo Alternativo 2: O cadastro da Instituição está pendente.</text:span></text:p>
      <text:p text:style-name="P34"><text:span text:style-name="T50"/></text:p>
      <text:p text:style-name="P35"><text:span text:style-name="T51">Requisitos Especiais</text:span></text:p>
      <text:p text:style-name="P36"><text:span text:style-name="T52"><text:tab/>- Segurança: Se o usuário logado no sistema não for um dos tipos existentes na <text:tab/></text:span><text:span text:style-name="T53">Breve Descrição dos Atores</text:span><text:span text:style-name="T54"><text:s/>a opção “Cadastrar Instituição” não deve estar <text:tab/>disponível.</text:span></text:p>
      <text:p text:style-name="P37"><text:span text:style-name="T55">.</text:span><text:span text:style-name="T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